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752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officeooo:paragraph-rsid="0028e5dc"/>
    </style:style>
    <style:style style:name="P25" style:family="paragraph" style:parent-style-name="Exalted">
      <style:text-properties fo:language="en" fo:country="US" officeooo:rsid="005cfb8b" officeooo:paragraph-rsid="005cfb8b"/>
    </style:style>
    <style:style style:name="P26" style:family="paragraph" style:parent-style-name="Exalted">
      <style:text-properties fo:language="en" fo:country="US" officeooo:rsid="0070178f" officeooo:paragraph-rsid="0070178f"/>
    </style:style>
    <style:style style:name="P27" style:family="paragraph" style:parent-style-name="Exalted">
      <style:text-properties fo:language="en" fo:country="US" officeooo:paragraph-rsid="008737e2"/>
    </style:style>
    <style:style style:name="P28" style:family="paragraph" style:parent-style-name="Exalted">
      <style:text-properties fo:language="en" fo:country="US" fo:font-weight="bold" officeooo:paragraph-rsid="008737e2" style:font-weight-asian="bold"/>
    </style:style>
    <style:style style:name="P29" style:family="paragraph" style:parent-style-name="Exalted">
      <style:text-properties fo:language="en" fo:country="US" officeooo:paragraph-rsid="0095bf6b"/>
    </style:style>
    <style:style style:name="P30" style:family="paragraph" style:parent-style-name="Exalted">
      <style:text-properties fo:language="en" fo:country="US" officeooo:paragraph-rsid="00b3e824"/>
    </style:style>
    <style:style style:name="P31" style:family="paragraph" style:parent-style-name="Exalted">
      <style:text-properties fo:language="en" fo:country="US" officeooo:rsid="00c4b88a" officeooo:paragraph-rsid="00c4b88a"/>
    </style:style>
    <style:style style:name="P32" style:family="paragraph" style:parent-style-name="Exalted">
      <style:text-properties fo:language="en" fo:country="US" fo:font-style="italic" officeooo:paragraph-rsid="00d526d7" style:font-style-asian="italic"/>
    </style:style>
    <style:style style:name="P33" style:family="paragraph" style:parent-style-name="Exalted">
      <style:text-properties fo:language="en" fo:country="US" officeooo:rsid="006e179d" officeooo:paragraph-rsid="00d526d7"/>
    </style:style>
    <style:style style:name="P34" style:family="paragraph" style:parent-style-name="Exalted">
      <style:text-properties fo:language="en" fo:country="US" officeooo:paragraph-rsid="00d526d7"/>
    </style:style>
    <style:style style:name="P35" style:family="paragraph" style:parent-style-name="Exalted">
      <style:text-properties fo:language="en" fo:country="US" officeooo:paragraph-rsid="00d6b9ff"/>
    </style:style>
    <style:style style:name="P36" style:family="paragraph" style:parent-style-name="Exalted">
      <style:text-properties fo:language="en" fo:country="US" officeooo:rsid="00e58806" officeooo:paragraph-rsid="00e58806"/>
    </style:style>
    <style:style style:name="P37" style:family="paragraph" style:parent-style-name="Exalted">
      <style:text-properties fo:language="en" fo:country="US" fo:font-style="normal" officeooo:rsid="00e58806" officeooo:paragraph-rsid="00e58806" style:font-style-asian="normal" style:font-style-complex="normal"/>
    </style:style>
    <style:style style:name="P38"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9"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fo:language="en" fo:country="US" officeooo:rsid="00debd4d" officeooo:paragraph-rsid="00e3f0e2"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officeooo:rsid="00eacbba" officeooo:paragraph-rsid="00eacbba"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11059c7" officeooo:paragraph-rsid="011059c7"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officeooo:rsid="01124c30" officeooo:paragraph-rsid="01124c30"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officeooo:paragraph-rsid="005016ed"/>
    </style:style>
    <style:style style:name="P47" style:family="paragraph" style:parent-style-name="Exalted">
      <style:text-properties officeooo:paragraph-rsid="00657e0e"/>
    </style:style>
    <style:style style:name="P48" style:family="paragraph" style:parent-style-name="Exalted">
      <style:text-properties officeooo:paragraph-rsid="008207f2"/>
    </style:style>
    <style:style style:name="P49" style:family="paragraph" style:parent-style-name="Exalted">
      <style:text-properties officeooo:paragraph-rsid="009b7621"/>
    </style:style>
    <style:style style:name="P50" style:family="paragraph" style:parent-style-name="Exalted">
      <style:text-properties officeooo:paragraph-rsid="00b3e824"/>
    </style:style>
    <style:style style:name="P51" style:family="paragraph" style:parent-style-name="Exalted">
      <style:text-properties officeooo:paragraph-rsid="00d365ea"/>
    </style:style>
    <style:style style:name="P52" style:family="paragraph" style:parent-style-name="Exalted">
      <style:text-properties officeooo:paragraph-rsid="00d526d7"/>
    </style:style>
    <style:style style:name="P53" style:family="paragraph" style:parent-style-name="Exalted">
      <style:text-properties officeooo:rsid="00d868ef" officeooo:paragraph-rsid="00d868ef"/>
    </style:style>
    <style:style style:name="P54" style:family="paragraph" style:parent-style-name="Exalted">
      <style:text-properties officeooo:paragraph-rsid="00d868ef"/>
    </style:style>
    <style:style style:name="P55" style:family="paragraph" style:parent-style-name="Exalted">
      <style:text-properties officeooo:rsid="00e26c14" officeooo:paragraph-rsid="00e26c14"/>
    </style:style>
    <style:style style:name="P56"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57" style:family="paragraph" style:parent-style-name="Exalted">
      <style:paragraph-properties fo:margin-top="0in" fo:margin-bottom="0in" style:contextual-spacing="false" fo:line-height="100%"/>
      <style:text-properties fo:language="en" fo:country="US"/>
    </style:style>
    <style:style style:name="P58" style:family="paragraph" style:parent-style-name="Exalted">
      <style:paragraph-properties fo:margin-top="0in" fo:margin-bottom="0in" style:contextual-spacing="false" fo:line-height="100%" fo:orphans="0" fo:widows="0"/>
      <style:text-properties fo:language="en" fo:country="US"/>
    </style:style>
    <style:style style:name="P59"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60" style:family="paragraph" style:parent-style-name="Heading_20_2">
      <style:paragraph-properties fo:margin-top="0in" fo:margin-bottom="0in" style:contextual-spacing="false" fo:line-height="100%"/>
      <style:text-properties fo:language="en" fo:country="US"/>
    </style:style>
    <style:style style:name="P61" style:family="paragraph" style:parent-style-name="Exalted">
      <style:paragraph-properties fo:margin-top="0in" fo:margin-bottom="0.0555in" style:contextual-spacing="false" fo:line-height="100%"/>
      <style:text-properties fo:language="en" fo:country="US"/>
    </style:style>
    <style:style style:name="P62"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officeooo:paragraph-rsid="00d365ea"/>
    </style:style>
    <style:style style:name="P65" style:family="paragraph" style:parent-style-name="Heading_20_2">
      <style:paragraph-properties fo:text-align="start" style:justify-single-word="false"/>
      <style:text-properties fo:color="#0b5394" loext:opacity="100%" style:font-name="Envision Roman"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66" style:family="paragraph" style:parent-style-name="Heading_20_2">
      <style:paragraph-properties fo:text-align="start" style:justify-single-word="false"/>
      <style:text-properties fo:color="#0b5394" loext:opacity="100%" style:font-name="Envision Roman" fo:font-size="18pt" fo:language="en" fo:country="US" officeooo:rsid="00c780a1" officeooo:paragraph-rsid="00d6b9ff" style:letter-kerning="false" style:font-name-asian="Modern Antiqua1" style:font-size-asian="18pt" style:language-asian="zh" style:country-asian="CN" style:font-name-complex="Modern Antiqua1" style:font-size-complex="18pt" style:language-complex="hi" style:country-complex="IN"/>
    </style:style>
    <style:style style:name="P67" style:family="paragraph" style:parent-style-name="Heading_20_2">
      <style:text-properties officeooo:paragraph-rsid="00d526d7"/>
    </style:style>
    <style:style style:name="P68" style:family="paragraph" style:parent-style-name="Heading_20_3">
      <style:text-properties fo:language="en" fo:country="US"/>
    </style:style>
    <style:style style:name="P69" style:family="paragraph" style:parent-style-name="Heading_20_3">
      <style:paragraph-properties fo:text-align="start" style:justify-single-word="false"/>
      <style:text-properties fo:language="en" fo:country="US"/>
    </style:style>
    <style:style style:name="P70" style:family="paragraph" style:parent-style-name="Heading_20_3">
      <style:text-properties fo:language="en" fo:country="US" officeooo:paragraph-rsid="00e9b019"/>
    </style:style>
    <style:style style:name="P71" style:family="paragraph" style:parent-style-name="Heading_20_3">
      <style:text-properties officeooo:rsid="005016ed" officeooo:paragraph-rsid="005016ed"/>
    </style:style>
    <style:style style:name="P72" style:family="paragraph" style:parent-style-name="Heading_20_3">
      <style:text-properties officeooo:rsid="0081887f" officeooo:paragraph-rsid="0081887f"/>
    </style:style>
    <style:style style:name="P73" style:family="paragraph" style:parent-style-name="Heading_20_3">
      <style:text-properties officeooo:rsid="00a94261" officeooo:paragraph-rsid="00a94261"/>
    </style:style>
    <style:style style:name="P74" style:family="paragraph" style:parent-style-name="Heading_20_3">
      <style:text-properties officeooo:paragraph-rsid="00d526d7"/>
    </style:style>
    <style:style style:name="P75" style:family="paragraph" style:parent-style-name="Heading_20_3">
      <style:text-properties style:use-window-font-color="true" loext:opacity="0%" style:font-name="Times New Roman" fo:font-size="10pt" fo:language="en" fo:country="US" officeooo:rsid="00eacbba" officeooo:paragraph-rsid="011059c7" style:letter-kerning="false" style:font-name-asian="Spectral1" style:font-size-asian="10pt" style:language-asian="zh" style:country-asian="CN" style:font-name-complex="Spectral1" style:font-size-complex="10pt" style:language-complex="hi" style:country-complex="IN"/>
    </style:style>
    <style:style style:name="P76" style:family="paragraph" style:parent-style-name="Heading_20_4">
      <style:text-properties fo:language="en" fo:country="US"/>
    </style:style>
    <style:style style:name="P77" style:family="paragraph" style:parent-style-name="Heading_20_4">
      <style:paragraph-properties fo:text-align="start" style:justify-single-word="false"/>
      <style:text-properties fo:language="en" fo:country="US"/>
    </style:style>
    <style:style style:name="P78" style:family="paragraph" style:parent-style-name="Heading_20_4">
      <style:paragraph-properties fo:text-align="start" style:justify-single-word="false"/>
      <style:text-properties fo:language="en" fo:country="US" officeooo:rsid="00793f8b" officeooo:paragraph-rsid="00793f8b"/>
    </style:style>
    <style:style style:name="P79" style:family="paragraph" style:parent-style-name="Heading_20_4">
      <style:text-properties fo:language="en" fo:country="US" officeooo:paragraph-rsid="008737e2"/>
    </style:style>
    <style:style style:name="P80"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89"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90" style:family="paragraph" style:parent-style-name="Exalted" style:list-style-name="Exalted_20_Center_20_Dot">
      <style:text-properties fo:language="en" fo:country="US"/>
    </style:style>
    <style:style style:name="P91" style:family="paragraph" style:parent-style-name="Exalted" style:list-style-name="Exalt_20_Dot">
      <style:text-properties fo:language="en" fo:country="US"/>
    </style:style>
    <style:style style:name="P92" style:family="paragraph" style:parent-style-name="Exalted" style:list-style-name="Exalt_20_Dot">
      <style:text-properties officeooo:paragraph-rsid="00a20988"/>
    </style:style>
    <style:style style:name="P93" style:family="paragraph" style:parent-style-name="Exalted" style:list-style-name="Exalt_20_Dot">
      <style:text-properties officeooo:paragraph-rsid="00a39e5d"/>
    </style:style>
    <style:style style:name="P94" style:family="paragraph" style:parent-style-name="Exalted" style:list-style-name="Exalt_20_Dot">
      <style:text-properties officeooo:paragraph-rsid="00e10c08"/>
    </style:style>
    <style:style style:name="P95" style:family="paragraph" style:parent-style-name="Exalted" style:list-style-name="Exalt_20_Dot">
      <style:text-properties style:use-window-font-color="true" loext:opacity="0%" style:font-name="Times New Roman" fo:font-size="10pt" fo:language="en" fo:country="US" officeooo:rsid="00e10c08" officeooo:paragraph-rsid="00e10c08"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Exalted" style:list-style-name="Exalt_20_Dot">
      <style:text-properties style:use-window-font-color="true" loext:opacity="0%" style:font-name="Times New Roman" fo:font-size="10pt" fo:language="en" fo:country="US" officeooo:rsid="00e26c14" officeooo:paragraph-rsid="00e26c14" style:letter-kerning="false" style:font-name-asian="Spectral1" style:font-size-asian="10pt" style:language-asian="zh" style:country-asian="CN" style:font-name-complex="Spectral1" style:font-size-complex="10pt" style:language-complex="hi" style:country-complex="IN"/>
    </style:style>
    <style:style style:name="P97" style:family="paragraph" style:parent-style-name="Exalted" style:list-style-name="Exalt_20_Dot">
      <style:text-properties style:use-window-font-color="true" loext:opacity="0%" style:font-name="Times New Roman" fo:font-size="10pt" fo:language="en" fo:country="US" officeooo:rsid="00e3f0e2" officeooo:paragraph-rsid="00e3f0e2" style:letter-kerning="false" style:font-name-asian="Spectral1" style:font-size-asian="10pt" style:language-asian="zh" style:country-asian="CN" style:font-name-complex="Spectral1" style:font-size-complex="10pt" style:language-complex="hi" style:country-complex="IN"/>
    </style:style>
    <style:style style:name="P98" style:family="paragraph" style:parent-style-name="Exalted">
      <style:text-properties officeooo:paragraph-rsid="00906ff6"/>
    </style:style>
    <style:style style:name="P99" style:family="paragraph" style:parent-style-name="Exalted" style:list-style-name="Exalted_20_Center_20_Dot">
      <style:paragraph-properties fo:margin-top="0in" fo:margin-bottom="0in" style:contextual-spacing="false"/>
      <style:text-properties fo:language="en" fo:country="US"/>
    </style:style>
    <style:style style:name="P100" style:family="paragraph" style:parent-style-name="Exalted" style:list-style-name="Exalt_20_Dot">
      <style:paragraph-properties fo:margin-top="0in" fo:margin-bottom="0in" style:contextual-spacing="false"/>
      <style:text-properties fo:language="en" fo:country="US"/>
    </style:style>
    <style:style style:name="P101" style:family="paragraph" style:parent-style-name="Exalted" style:list-style-name="Exalt_20_Dot">
      <style:paragraph-properties fo:margin-top="0in" fo:margin-bottom="0in" style:contextual-spacing="false"/>
    </style:style>
    <style:style style:name="P102" style:family="paragraph" style:parent-style-name="Exalted" style:list-style-name="Exalt_20_Dot">
      <style:paragraph-properties fo:margin-top="0in" fo:margin-bottom="0.139in" style:contextual-spacing="false" fo:line-height="100%"/>
      <style:text-properties fo:language="en" fo:country="US"/>
    </style:style>
    <style:style style:name="P103"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104" style:family="paragraph" style:parent-style-name="Heading_20_9">
      <style:text-properties officeooo:paragraph-rsid="008a610a"/>
    </style:style>
    <style:style style:name="P105" style:family="paragraph" style:parent-style-name="Heading_20_9" style:list-style-name="L1"/>
    <style:style style:name="P106" style:family="paragraph" style:parent-style-name="Heading_20_9" style:list-style-name="L1">
      <style:text-properties officeooo:rsid="00e3f0e2" officeooo:paragraph-rsid="00e3f0e2"/>
    </style:style>
    <style:style style:name="P1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040797e" style:font-weight-asian="bold" style:font-weight-complex="bold"/>
    </style:style>
    <style:style style:name="T23" style:family="text">
      <style:text-properties fo:language="en" fo:country="US" fo:font-weight="bold" officeooo:rsid="00d2d586" style:font-weight-asian="bold" style:font-weight-complex="bold"/>
    </style:style>
    <style:style style:name="T24" style:family="text">
      <style:text-properties fo:language="en" fo:country="US" fo:font-weight="normal" officeooo:rsid="0040797e" style:font-weight-asian="normal" style:font-weight-complex="normal"/>
    </style:style>
    <style:style style:name="T25" style:family="text">
      <style:text-properties fo:language="en" fo:country="US" fo:font-weight="normal" officeooo:rsid="005c42a3" style:font-weight-asian="normal" style:font-weight-complex="normal"/>
    </style:style>
    <style:style style:name="T26" style:family="text">
      <style:text-properties fo:language="en" fo:country="US" fo:font-weight="normal" officeooo:rsid="00d2d586" style:font-weight-asian="normal" style:font-weight-complex="normal"/>
    </style:style>
    <style:style style:name="T27" style:family="text">
      <style:text-properties fo:language="en" fo:country="US" officeooo:rsid="008207f2"/>
    </style:style>
    <style:style style:name="T28" style:family="text">
      <style:text-properties fo:language="en" fo:country="US" officeooo:rsid="0091fa58"/>
    </style:style>
    <style:style style:name="T29" style:family="text">
      <style:text-properties fo:language="en" fo:country="US" officeooo:rsid="009b7621"/>
    </style:style>
    <style:style style:name="T30" style:family="text">
      <style:text-properties fo:language="en" fo:country="US" officeooo:rsid="00a39e5d"/>
    </style:style>
    <style:style style:name="T31" style:family="text">
      <style:text-properties fo:language="en" fo:country="US" officeooo:rsid="00b04743"/>
    </style:style>
    <style:style style:name="T32" style:family="text">
      <style:text-properties fo:language="en" fo:country="US" officeooo:rsid="00b0e8f3"/>
    </style:style>
    <style:style style:name="T33" style:family="text">
      <style:text-properties fo:language="en" fo:country="US" officeooo:rsid="00be218d"/>
    </style:style>
    <style:style style:name="T34" style:family="text">
      <style:text-properties fo:language="en" fo:country="US" officeooo:rsid="00b26215"/>
    </style:style>
    <style:style style:name="T35" style:family="text">
      <style:text-properties fo:language="en" fo:country="US" officeooo:rsid="00d2d586"/>
    </style:style>
    <style:style style:name="T36" style:family="text">
      <style:text-properties fo:language="en" fo:country="US" officeooo:rsid="00db035a"/>
    </style:style>
    <style:style style:name="T37" style:family="text">
      <style:text-properties fo:language="en" fo:country="US" officeooo:rsid="00dd4187"/>
    </style:style>
    <style:style style:name="T38" style:family="text">
      <style:text-properties fo:language="en" fo:country="US" officeooo:rsid="0116a06a"/>
    </style:style>
    <style:style style:name="T39" style:family="text">
      <style:text-properties fo:language="en" fo:country="US" officeooo:rsid="0116d5a3"/>
    </style:style>
    <style:style style:name="T40" style:family="text">
      <style:text-properties fo:language="en" fo:country="US" officeooo:rsid="0119699d"/>
    </style:style>
    <style:style style:name="T41" style:family="text">
      <style:text-properties officeooo:rsid="00347699"/>
    </style:style>
    <style:style style:name="T42"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a2098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d3899b"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db035a"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db7ef1"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debd4d"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dfaf1e"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e3f0e2"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e10c08"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116a06a"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1190e96"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1" style:family="text">
      <style:text-properties style:use-window-font-color="true" loext:opacity="0%" style:font-name="Times New Roman" fo:font-size="10pt" fo:language="en" fo:country="US" fo:font-weight="bold" officeooo:rsid="00d868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2" style:family="text">
      <style:text-properties style:use-window-font-color="true" loext:opacity="0%" style:font-name="Times New Roman" fo:font-size="10pt" fo:language="en" fo:country="US" fo:font-weight="bold" officeooo:rsid="00d2d586" style:letter-kerning="false" style:font-name-asian="Spectral1" style:font-size-asian="10pt" style:language-asian="zh" style:country-asian="CN" style:font-weight-asian="bold"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d868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d8c4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1" style:family="text">
      <style:text-properties style:use-window-font-color="true" loext:opacity="0%" style:font-name="Spectral" fo:font-size="10pt" officeooo:rsid="00e3f0e2"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officeooo:rsid="00468572"/>
    </style:style>
    <style:style style:name="T83" style:family="text">
      <style:text-properties officeooo:rsid="00546227"/>
    </style:style>
    <style:style style:name="T84" style:family="text">
      <style:text-properties officeooo:rsid="00547bc6"/>
    </style:style>
    <style:style style:name="T85" style:family="text">
      <style:text-properties officeooo:rsid="006c7b6a"/>
    </style:style>
    <style:style style:name="T86" style:family="text">
      <style:text-properties officeooo:rsid="00727b95"/>
    </style:style>
    <style:style style:name="T87" style:family="text">
      <style:text-properties officeooo:rsid="0081887f"/>
    </style:style>
    <style:style style:name="T88" style:family="text">
      <style:text-properties officeooo:rsid="0082be7b"/>
    </style:style>
    <style:style style:name="T89" style:family="text">
      <style:text-properties officeooo:rsid="0083b5f2"/>
    </style:style>
    <style:style style:name="T90" style:family="text">
      <style:text-properties officeooo:rsid="00906ff6"/>
    </style:style>
    <style:style style:name="T91" style:family="text">
      <style:text-properties officeooo:rsid="00907cdb"/>
    </style:style>
    <style:style style:name="T92" style:family="text">
      <style:text-properties officeooo:rsid="0095bf6b"/>
    </style:style>
    <style:style style:name="T93" style:family="text">
      <style:text-properties officeooo:rsid="00aece6e"/>
    </style:style>
    <style:style style:name="T94" style:family="text">
      <style:text-properties officeooo:rsid="00b3e824"/>
    </style:style>
    <style:style style:name="T95" style:family="text">
      <style:text-properties officeooo:rsid="00c78bb0"/>
    </style:style>
    <style:style style:name="T96" style:family="text">
      <style:text-properties officeooo:rsid="00e10c08"/>
    </style:style>
    <style:style style:name="T97" style:family="text">
      <style:text-properties officeooo:rsid="00e3f0e2"/>
    </style:style>
    <style:style style:name="T98" style:family="text">
      <style:text-properties fo:font-style="normal" style:font-style-asian="normal" style:font-style-complex="normal"/>
    </style:style>
    <style:style style:name="T99" style:family="text">
      <style:text-properties fo:font-style="normal" officeooo:rsid="01143e65" style:font-style-asian="normal" style:font-style-complex="normal"/>
    </style:style>
    <style:style style:name="T100" style:family="text">
      <style:text-properties fo:font-style="normal" officeooo:rsid="011508de" style:font-style-asian="normal" style:font-style-complex="normal"/>
    </style:style>
    <style:style style:name="T101" style:family="text">
      <style:text-properties fo:color="#3d85c6" loext:opacity="100%" style:font-name="Goudy" fo:font-size="12pt" officeooo:rsid="00e9b019" style:letter-kerning="false" style:font-name-asian="Modern Antiqua1" style:font-size-asian="12pt" style:language-asian="zh" style:country-asian="CN" style:font-name-complex="Modern Antiqua1" style:font-size-complex="12pt" style:language-complex="hi" style:country-complex="IN"/>
    </style:style>
    <style:style style:name="T102" style:family="text">
      <style:text-properties fo:color="#3d85c6" loext:opacity="100%" style:font-name="Goudy" fo:font-size="12pt" officeooo:rsid="00eacbba" style:letter-kerning="false" style:font-name-asian="Modern Antiqua1" style:font-size-asian="12pt" style:language-asian="zh" style:country-asian="CN" style:font-name-complex="Modern Antiqua1" style:font-size-complex="12pt" style:language-complex="hi" style:country-complex="IN"/>
    </style:style>
    <style:style style:name="T103" style:family="text">
      <style:text-properties fo:color="#3d85c6" loext:opacity="100%" style:font-name="Goudy" fo:font-size="12pt" officeooo:rsid="00e9b019" style:font-name-asian="Modern Antiqua1" style:font-size-asian="12pt" style:font-name-complex="Modern Antiqua1" style:font-size-complex="12pt"/>
    </style:style>
    <style:style style:name="T104" style:family="text">
      <style:text-properties fo:color="#3d85c6" loext:opacity="100%" style:font-name="Goudy" fo:font-size="12pt" officeooo:rsid="011059c7" style:font-name-asian="Modern Antiqua1" style:font-size-asian="12pt" style:font-name-complex="Modern Antiqua1" style:font-size-complex="12pt"/>
    </style:style>
    <style:style style:name="T105" style:family="text">
      <style:text-properties officeooo:rsid="00edbdc0"/>
    </style:style>
    <style:style style:name="T106" style:family="text">
      <style:text-properties officeooo:rsid="00efa20a"/>
    </style:style>
    <style:style style:name="T107" style:family="text">
      <style:text-properties officeooo:rsid="00f3b559"/>
    </style:style>
    <style:style style:name="T108" style:family="text">
      <style:text-properties officeooo:rsid="01114a9e"/>
    </style:style>
    <style:style style:name="T109" style:family="text">
      <style:text-properties officeooo:rsid="0115ec7b"/>
    </style:style>
    <style:style style:name="T110"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902in" fo:text-indent="-0.25in" fo:margin-left="0.3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402in" fo:text-indent="-0.25in" fo:margin-left="0.6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General System</text:h>
      <text:p text:style-name="P23"/>
      <text:p text:style-name="P23"/>
      <text:section text:style-name="Sect1" text:name="TextSection">
        <text:h text:style-name="P63"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6">This will be referred to as [Att+Abi] xd10’s.</text:p>
        <text:p text:style-name="P26">Some powers and actions will <text:span text:style-name="T86">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8">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68" text:outline-level="3">Successes</text:h>
        <text:p text:style-name="P23">After rolling their Dice Pool, the player needs to count the number of dice that are showing digits equal or greater than the Target Number of <text:s/><text:span text:style-name="T89">(7). </text:span>Examine the results of six rolled dice:</text:p>
        <text:p text:style-name="P56">1, 4, 4, 7, 8, 8</text:p>
        <text:p text:style-name="P23">The values of 7, 8, and 8 are greater than or equal to <text:s/>(7), so they are each counted as a success, meaning this particular roll would result in <text:span text:style-name="T88">3 </text:span>Successes.</text:p>
        <text:h text:style-name="P68" text:outline-level="3">Double 10’s</text:h>
        <text:p text:style-name="P23">A die that shows 10 is counted as two successes, rather than one. If the roll had instead been:</text:p>
        <text:p text:style-name="P56">1, 4, 4, 7, 8, 10</text:p>
        <text:p text:style-name="P61">7 and 8 would be counted once, and 10 counted twice, making 4 successes on the roll.</text:p>
        <text:h text:style-name="P68" text:outline-level="3">Difficulty</text:h>
        <text:p text:style-name="P57"><text:span text:style-name="T3">Before a roll is performed</text:span>, the Storyteller should determine the <text:span text:style-name="T1">Difficulty</text:span> of the roll—the number of successes that the roll must match or exceed for the action to be considered a success.</text:p>
        <text:list xml:id="list615304304" text:style-name="Exalted_20_Center_20_Dot">
          <text:list-item>
            <text:p text:style-name="P90"><text:span text:style-name="T1">Difficulty 1 (Easy)</text:span>- This task is expected to be passed by a skilled mortal, but there is still a reasonable risk of failing.</text:p>
          </text:list-item>
          <text:list-item>
            <text:p text:style-name="P90"><text:span text:style-name="T1">Difficulty 3 (Typical)</text:span>- This task is challenging to a mere mortal, but a hero is expected to pass it. Picking a lock, calming an irate guardsman, or basic first aid would fall under this category.</text:p>
          </text:list-item>
          <text:list-item>
            <text:p text:style-name="P90"><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90"><text:span text:style-name="T1">Difficulty 7 (Challenging)</text:span>- Tasks which should be near-impossible for any mortal. Such as noticing things in pitch darkness, or landing on a precise spot hundreds of feet below.</text:p>
          </text:list-item>
          <text:list-item>
            <text:p text:style-name="P90"><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68"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76" text:outline-level="4">Taking the Average</text:h>
        <text:p text:style-name="P23">The Storyteller should take the average number of successes for non-player characters as ½ their Dice pool, which is their [Att + Ability +/- Modifiers]</text:p>
        <text:h text:style-name="P104" text:outline-level="9">There are two characters in the scene: a guard and a thief. The guard is keeping watch, and the thief is attempting to sneak past them. The dice pool for the player-controlled thief would be Dexterity + Stealth.</text:h>
        <text:h text:style-name="P104"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70" text:outline-level="3"><text:span text:style-name="T102">Retrying</text:span> <text:span text:style-name="T101">Rolls</text:span></text:h>
        <text:p text:style-name="P43">Once a roll has been decided, a Player cannot simply try the action again—it is assumed that the character has already approached the issue from multiple different angles before truly failing. <text:s/>For example, their failed barter included multiple tiers of money that they were willing to part with.</text:p>
        <text:p text:style-name="P43">Only <text:span text:style-name="T105">through powers like a Charm, or </text:span><text:span text:style-name="T106">by a dramatic change of the scene is a re-roll allowed—for example, the marketplace erupting in </text:span><text:span text:style-name="T107">a great conflict, convincing the merchant that they need to sell and leave as quickly as possible.</text:span></text:p>
        <text:h text:style-name="P75" text:outline-level="3"><text:span text:style-name="T104">Recurring</text:span> <text:span text:style-name="T103">Rolls</text:span></text:h>
        <text:p text:style-name="P44">The <text:span text:style-name="T108">Exalted will suffer—and inflict—many sorts of ailments and statuses</text:span> ranging from toxins and diseases to more esoteric effects such as curses and mental Influence.</text:p>
        <text:p text:style-name="P45"><text:soft-page-break/>The onset of the status is handled as normal—if resisting a toxin, it would simply be a (Stamina + Physique) roll against the Difficulty of the Toxin. <text:s/>On a success, they simply would not be poisoned.</text:p>
        <text:p text:style-name="P45">On failing, they are now subject to the status effect, and now must either wait for the status to run its course, or take <text:span text:style-name="T4">active</text:span><text:span text:style-name="T98">, </text:span><text:span text:style-name="T4">considered</text:span><text:span text:style-name="T98"> effort to try and cure themselves. Each time they take such </text:span><text:span text:style-name="T100">an action</text:span><text:span text:style-name="T98">, they are allowed to roll to resist again </text:span><text:span text:style-name="T100">and potentially remove the effect. Each attempt must be some different methodology.</text:span></text:p>
        <text:p text:style-name="P45"><text:span text:style-name="T99">Any mundane</text:span><text:span text:style-name="T98"> statuses, </text:span><text:span text:style-name="T99">even </text:span><text:span text:style-name="T98">at their worst, will naturally be purged from an Exalt if they are given a full day of rest.</text:span></text:p>
        <text:h text:style-name="P66" text:outline-level="2"><text:bookmark-start text:name="Drawbacks"/>P<text:bookmark-end text:name="Drawbacks"/>ush the R<text:span text:style-name="T95">o</text:span>ll</text:h>
        <text:p text:style-name="P35">Exalts can push themselves past their mortal limits and achieve the impossible—but it often comes at a price.</text:p>
        <text:p text:style-name="P54"><text:span text:style-name="T35">In exchange for taking a </text:span><text:span text:style-name="T23">Drawback</text:span><text:span text:style-name="T26">, the </text:span><text:span text:style-name="T78">Player may gain up to </text:span><text:span text:style-name="T71">+2 Successes</text:span><text:span text:style-name="T78"> or </text:span><text:span text:style-name="T71">+1 Defense</text:span><text:span text:style-name="T78"> on any [Att. + Abi.] roll, succeeding at rolls they otherwise would be deficient in. </text:span><text:span text:style-name="T79">(Or Exceeding at rolls they already would have succeeded at.)</text:span></text:p>
        <text:p text:style-name="P53"><text:span text:style-name="T78">I</text:span><text:span text:style-name="T73">f they are using their </text:span><text:span text:style-name="T67">Specialty</text:span><text:span text:style-name="T73">, they may gain up to </text:span><text:span text:style-name="T67">+4 Successes</text:span><text:span text:style-name="T73"> or </text:span><text:span text:style-name="T67">+2 Defense</text:span><text:span text:style-name="T73"> on their roll.</text:span></text:p>
        <text:p text:style-name="P53"><text:span text:style-name="T73">This may be used reflexively </text:span><text:span text:style-name="T79">at any point during the roll, even after everything has been finalized.</text:span></text:p>
        <text:h text:style-name="P64" text:outline-level="2"><text:bookmark-start text:name="Botching"/>Botching<text:bookmark-end text:name="Botching"/></text:h>
        <text:p text:style-name="P51"><text:span text:style-name="T11">If a character fails their action, they may choose to </text:span><text:span text:style-name="T12">worsen</text:span><text:span text:style-name="T11"> their failure </text:span><text:span text:style-name="T58">in a dramatic action</text:span><text:span text:style-name="T11">, as represented by taking a </text:span><text:span text:style-name="T21">Drawback</text:span><text:span text:style-name="T11">.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Exalted">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67" text:outline-level="2">Drawbacks</text:h>
        <text:p text:style-name="P52"><text:span text:style-name="T11">A Drawback can be any sort of action that the Storyteller deems to be a proper </text:span><text:span text:style-name="T20">Price </text:span><text:span text:style-name="T72">the</text:span><text:span text:style-name="T20"> Pay</text:span><text:span text:style-name="T11"> for succeeding (or exceeding) their roll. </text:span></text:p>
        <text:p text:style-name="P34">The following are a list of Examples, but should not be treated as exhaustive or exclusive:</text:p>
        <text:h text:style-name="P74" text:outline-level="3">Gain Limit</text:h>
        <text:p text:style-name="P32">Immediately Limit Break at 10.</text:p>
        <text:p text:style-name="P52"><text:span text:style-name="T11">The character gains 1 point of </text:span><text:a xlink:type="simple" xlink:href="#Limit" text:style-name="Internet_20_link" text:visited-style-name="Visited_20_Internet_20_Link"><text:span text:style-name="Internet_20_link"><text:span text:style-name="T5">Limit</text:span></text:span></text:a><text:span text:style-name="T11">, representing the spiritual stress required to do the task.</text:span></text:p>
        <text:h text:style-name="P74" text:outline-level="3">Wound/Exhaustion</text:h>
        <text:p text:style-name="P32">Cannot take more than (-5) total Wounds/Exhaustion<text:span text:style-name="T41">s</text:span> at a time.</text:p>
        <text:p text:style-name="P34">The strain from pushing beyond their natural constraints causes the character to become injured or exhausted.</text:p>
        <text:p text:style-name="P34">For the remainder of the scene, and then until the character can take an uninterrupted, restful night’s sleep, the character suffers (-1) dice to any roll made with the Attribute Category (Physical, Social, or Mental) they used on this roll.</text:p>
        <text:p text:style-name="P33">This does not affect Static Values such as Resolve.</text:p>
        <text:h text:style-name="P74" text:outline-level="3">The Scene Turns Sour</text:h>
        <text:p text:style-name="P32">This Drawback may only be taken once per scene.</text:p>
        <text:p text:style-name="P34">After this action, the scene becomes negative, if not mildly hostile, towards the character. Perhaps they offended a vital character with their action, or they accidentally gave a secret up to the Antagonist that they can use.</text:p>
        <text:h text:style-name="P65" text:outline-level="2">Advantages and Disadvantages</text:h>
        <text:p text:style-name="Exalted"><text:span text:style-name="T11">The difficulty of an action can be modified by various conditions, whether it be environmental, helpful, or antagonistic. </text:span><text:span text:style-name="T45">As generic term, these are called</text:span><text:span text:style-name="T18"> </text:span><text:span text:style-name="T68">Dice Modifiers</text:span><text:span text:style-name="T18">, but </text:span><text:span text:style-name="T17">will</text:span><text:span text:style-name="T18"> more often is designated </text:span><text:span text:style-name="T19">specifically </text:span><text:span text:style-name="T18">as either an </text:span><text:span text:style-name="T22">Advantage </text:span><text:span text:style-name="T24">or as a </text:span><text:span text:style-name="T22">Disadvantage, </text:span><text:span text:style-name="T25">depending on if it helps the character or impedes them.</text:span></text:p>
        <text:p text:style-name="P25"><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47"><text:span text:style-name="T74">Whenever a Modifier affects a static value, such as Resolve or Difficulty, you should </text:span><text:span text:style-name="T69">take the average</text:span><text:span text:style-name="T74">, rounding up. <text:s/>+2 dice is +1 to Resolve, for example. </text:span><text:span text:style-name="T75">Some powers will directly reference Static Value or Difficulty modifiers, </text:span><text:span text:style-name="T76">instead of dice.</text:span></text:p>
        <text:h text:style-name="P71" text:outline-level="3">Assigning Modifiers</text:h>
        <text:p text:style-name="P46"><text:span text:style-name="T16">Modifiers can be granted </text:span><text:span text:style-name="T44">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84">re are</text:span> levels of pummeling rain (-<text:span text:style-name="T85">2</text:span>), or even a raging Typhoon (-<text:span text:style-name="T85">4</text:span>).</text:p>
        <table:table table:name="Table2" table:style-name="Table2">
          <table:table-column table:style-name="Table2.A"/>
          <table:table-row table:style-name="Table2.1">
            <table:table-cell table:style-name="Table2.A1" office:value-type="string">
              <text:p text:style-name="P59">Natural Modifiers and Difficulty</text:p>
              <text:p text:style-name="P58">Difficulty, <text:span text:style-name="T83">in its most basic sense,</text:span> is a measure of “Base difficulty + all Disadvantages”. This can often be forgotten when choosing a Difficulty for a task, or when countering specific modifiers.</text:p>
              <text:p text:style-name="P58"/>
              <text:p text:style-name="P58">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63"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90">and are given more lenience on what actions they are able to perform.</text:span></text:p>
        <text:p text:style-name="P23"><text:soft-page-break/>The guiding philosophy of stunts is the “Rule of Cool.” If the stated action is “cool” and enhances an existing action, it should both be allowed and encouraged—<text:span text:style-name="T91">even if it is not technically allowed.</text:span></text:p>
        <text:p text:style-name="P98"><text:span text:style-name="T11"><office:annotation office:name="__Annotation__5889_382837636" loext:resolved="false"><dc:creator>Samuel Smith</dc:creator><dc:date>2021-02-06T10:36:57.374000000</dc:date><meta:creator-initials>SS</meta:creator-initials><text:p text:style-name="P107"><text:span text:style-name="T110">TODO: Insert Examples of Stunts.</text:span></text:p></office:annotation></text:span><text:span text:style-name="T11">There are limits to Stunting. A Player cannot dictate the actions or emotions of characters, for example, and the Storyteller reserves the right to reject or alter the stated effects of the stunt as needed.</text:span><office:annotation-end office:name="__Annotation__5889_382837636"/></text:p>
        <text:h text:style-name="P68"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46">Simple</text:span><text:span text:style-name="T11"> Action.</text:span></text:p>
        <text:h text:style-name="P60"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hem. Much like an Attribute, </text:span><text:span text:style-name="T48">it</text:span><text:span text:style-name="T11"> </text:span><text:span text:style-name="T48">ranges</text:span><text:span text:style-name="T11"> between </text:span><text:span text:style-name="T65">1</text:span><text:span text:style-name="T11"> and </text:span><text:span text:style-name="T65">5</text:span><text:span text:style-name="T11"> </text:span><text:span text:style-name="T28">for Exalts. </text:span><text:span text:style-name="T11">Mortals have a Rating of </text:span><text:span text:style-name="T65">0</text:span><text:span text:style-name="T11">.</text:span></text:p>
        <text:p text:style-name="P23">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68"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54">will </text:span><text:span text:style-name="T70">first</text:span><text:span text:style-name="T77"> drain from their Personal Mote pool, and once that is exhausted they will drain from their Peripheral Mote Pool.</text:span></text:p>
        <text:list xml:id="list1457582461" text:style-name="Exalt_20_Dot">
          <text:list-item>
            <text:p text:style-name="P92"><text:span text:style-name="T20">Personal Motes</text:span><text:span text:style-name="T11"> are intrinsic to the character. Expenditure of these motes are subtle and do not agitate their anima banner.</text:span></text:p>
            <text:list>
              <text:list-item>
                <text:p text:style-name="P92"><text:span text:style-name="T66">This pool is r</text:span><text:span text:style-name="T51">efreshed after a full night’s rest.</text:span></text:p>
              </text:list-item>
            </text:list>
          </text:list-item>
          <text:list-item>
            <text:p text:style-name="P91"><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93"><text:span text:style-name="T40">This pool is r</text:span><text:span text:style-name="T30">efreshed at the </text:span><text:span text:style-name="T53">beginning of a new Scene.</text:span></text:p>
              </text:list-item>
            </text:list>
          </text:list-item>
        </text:list>
        <text:h text:style-name="P76"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29">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2588802974736">
            <table:table-cell table:style-name="Table9.A1" table:number-columns-spanned="3" office:value-type="string">
              <text:p text:style-name="P82">Example Locations</text:p>
            </table:table-cell>
            <table:covered-table-cell/>
            <table:covered-table-cell/>
          </table:table-row>
          <table:table-row table:style-name="TableLine2588802961680">
            <table:table-cell table:style-name="Table9.A2" office:value-type="string">
              <text:p text:style-name="Table_20_Heading">Mote <text:span text:style-name="T80">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2588802963040">
            <table:table-cell table:style-name="Table9.A3" office:value-type="string">
              <text:p text:style-name="P86">-5</text:p>
            </table:table-cell>
            <table:table-cell table:style-name="Table9.B3" office:value-type="string">
              <text:p text:style-name="P86">Shadowlands</text:p>
            </table:table-cell>
            <table:table-cell table:style-name="Table9.B3" office:value-type="string">
              <text:p text:style-name="P86">Bordermarches</text:p>
            </table:table-cell>
          </table:table-row>
          <table:table-row table:style-name="Table9.4">
            <table:table-cell table:style-name="Table9.A2" office:value-type="string">
              <text:p text:style-name="P85">-<text:span text:style-name="T92">10</text:span></text:p>
            </table:table-cell>
            <table:table-cell table:style-name="Table9.B2" office:value-type="string">
              <text:p text:style-name="P86">Underworld</text:p>
            </table:table-cell>
            <table:table-cell table:style-name="Table9.B2" office:value-type="string">
              <text:p text:style-name="P87">Wyld</text:p>
            </table:table-cell>
          </table:table-row>
          <table:table-row table:style-name="TableLine2588802966576">
            <table:table-cell table:style-name="Table9.A3" office:value-type="string">
              <text:p text:style-name="P85">-<text:span text:style-name="T92">15</text:span></text:p>
            </table:table-cell>
            <table:table-cell table:style-name="Table9.B3" office:value-type="string">
              <text:p text:style-name="P86">The Labyrinth</text:p>
            </table:table-cell>
            <table:table-cell table:style-name="Table9.B3" office:value-type="string">
              <text:p text:style-name="P87">Deep Wyld</text:p>
            </table:table-cell>
          </table:table-row>
          <table:table-row table:style-name="Table9.6">
            <table:table-cell table:style-name="Table9.A2" office:value-type="string">
              <text:p text:style-name="P85">-<text:span text:style-name="T92">20</text:span></text:p>
            </table:table-cell>
            <table:table-cell table:style-name="Table9.B2" office:value-type="string">
              <text:p text:style-name="P86">Void</text:p>
            </table:table-cell>
            <table:table-cell table:style-name="Table9.B2" office:value-type="string">
              <text:p text:style-name="P88">Expanse of Madness</text:p>
            </table:table-cell>
          </table:table-row>
        </table:table>
        <text:p text:style-name="P29"/>
        <text:h text:style-name="P63"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103740780635733" text:continue-list="list615304304" text:style-name="Exalted_20_Center_20_Dot">
          <text:list-item>
            <text:p text:style-name="P99"><text:span text:style-name="T1">(0m) Dim</text:span><text:tab/>The natural state of the anima. It is invisible to all natural senses, but may be seen by those that can peek into the Spirit Realm.</text:p>
          </text:list-item>
          <text:list-item>
            <text:p text:style-name="P99"><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99"><text:span text:style-name="T1">(6-10m) Burning</text:span><text:tab/>Essence burns and sheds from the Exalts body, much like the burning of a fire. Hiding the anima at this level is impossible through mundane means.</text:p>
          </text:list-item>
          <text:list-item>
            <text:p text:style-name="P90"><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9"><text:span text:style-name="T11">Exalts may choose to intentionally increase their anima to any desired level by </text:span><text:span text:style-name="T50">spending</text:span><text:span text:style-name="T11"> One Mote (as a Reflexive Action). </text:span><text:soft-page-break/><text:span text:style-name="T29">This lasts until the Exalt chooses to dismiss it where it immediately dissipates, unlike the natural Anima Flare.</text:span></text:p>
        <text:h text:style-name="P63"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4">Each individual Exaltation book details their Great Curse, but it is important to know that these are all <text:span text:style-name="T3">suggestions</text:span>. So long as a character has a flaw that affects their decision, it is an acceptable Great Curse.</text:p>
        <text:p text:style-name="P39">For Example:</text:p>
        <text:list xml:id="list103741447627175" text:continue-list="list1457582461" text:style-name="Exalt_20_Dot">
          <text:list-item>
            <text:p text:style-name="P101"><text:span text:style-name="T20">Solars</text:span><text:span text:style-name="T11"> suffer </text:span><text:span text:style-name="T49">from</text:span><text:span text:style-name="T11"> their own Ego. They are those that tirelessly seek greatness and perfection, and may find others or even themselves not up to the standards they desire.</text:span></text:p>
          </text:list-item>
          <text:list-item>
            <text:p text:style-name="P100"><text:span text:style-name="T1">Lunars</text:span> suffer from being trapped between worlds and are conflicted by the unknown. Are they man or beast? A part of society or apart from it? Their form is constantly shifting, so who are they really?</text:p>
          </text:list-item>
          <text:list-item>
            <text:p text:style-name="P91"><text:span text:style-name="T1">Abyssals</text:span> have a portion of their self consumed by the void: something that is lost and that can never be reclaimed. It may be their name and relations; their lost vitality; a loss of emotion and feeling.</text:p>
          </text:list-item>
        </text:list>
        <text:h text:style-name="P68"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7">Limit Points</text:span> represent how strained the Exalt is—how much wear and tear their psyche and soul is under.</text:p>
        <text:p text:style-name="P8">If the character reaches <text:span text:style-name="T7">10 Limit</text:span>, or if they fail on their <text:span text:style-name="T7">Limit Trigger</text:span>, the character will enter into a <text:span text:style-name="T7">Limit Break.</text:span></text:p>
        <text:h text:style-name="P73" text:outline-level="3">Gaining Limit</text:h>
        <text:p text:style-name="Exalted"><text:span text:style-name="T11">A character gains </text:span><text:span text:style-name="T37">L</text:span><text:span text:style-name="T11">imit by </text:span><text:span text:style-name="T36">either purposefully choosing it as a Drawback, or </text:span><text:span text:style-name="T59">w</text:span><text:span text:style-name="T60">henever their deeply-held beliefs</text:span><text:span text:style-name="T61"> </text:span><text:span text:style-name="T62">or Intimacies</text:span><text:span text:style-name="T60"> are plausibly in threat.</text:span></text:p>
        <text:p text:style-name="P55"><text:span text:style-name="T60">A</text:span><text:span text:style-name="T42">n Intimacy being plausibly threatened is a loose term ultimately up to the interpretation of the Player, but there are a few guidelines, </text:span><text:span text:style-name="T63">depending on the type of Intimacy</text:span><text:span text:style-name="T42">:</text:span></text:p>
        <text:list xml:id="list103741534299762" text:continue-numbering="true" text:style-name="Exalt_20_Dot">
          <text:list-item>
            <text:p text:style-name="P95">Purposefully acting against it.</text:p>
          </text:list-item>
          <text:list-item>
            <text:p text:style-name="P94"><text:span text:style-name="T64">Being tricked, and realizing the harm that </text:span><text:span text:style-name="T63">has been </text:span><text:span text:style-name="T64">caused.</text:span></text:p>
          </text:list-item>
          <text:list-item>
            <text:p text:style-name="P96">The target being significantly hurt.</text:p>
          </text:list-item>
          <text:list-item>
            <text:p text:style-name="P97">Being forced to question core aspects of the Intimacy.</text:p>
          </text:list-item>
        </text:list>
        <text:p text:style-name="P42">A character does not gain more than 1 Limit per scene from their Intimacies being in danger. <text:span text:style-name="T96">Limit gained from Drawbacks does not count for this restriction.</text:span></text:p>
        <text:h text:style-name="Heading_20_9" text:outline-level="9">A Dragonblooded Monk, through a complicated turn of events, is forced to work alongside Anathema. Being a true believer of the Immaculate Order, they would gain limit:</text:h>
        <text:list xml:id="list763038641" text:style-name="L1">
          <text:list-item>
            <text:h text:style-name="P106" text:outline-level="9">On the choice to work with the Anathema.</text:h>
          </text:list-item>
          <text:list-item>
            <text:h text:style-name="P106" text:outline-level="9">Whenever their compatriots does something that is “evil.”</text:h>
          </text:list-item>
          <text:list-item>
            <text:h text:style-name="P105" text:outline-level="9"><text:span text:style-name="T97">On finding evidence that the Immaculate Order and the concept of Anathema is not as clear cut as </text:span><text:span text:style-name="T81">previously believed</text:span><text:span text:style-name="T97">.</text:span></text:h>
          </text:list-item>
        </text:list>
        <text:h text:style-name="Heading_20_9" text:outline-level="9">It’s important to note that the Monk would not have to gain limit every single day, but rather on every “event” that happens aggravating their Intimacy.</text:h>
        <table:table table:name="Table4" table:style-name="Table4">
          <table:table-column table:style-name="Table4.A"/>
          <table:table-row table:style-name="Table4.1">
            <table:table-cell table:style-name="Table4.A1" office:value-type="string">
              <text:p text:style-name="P59">The Calming Effect of Time</text:p>
              <text:p text:style-name="P58">Limit resets after a Limit Break, <text:span text:style-name="T109">which is the main </text:span>. However, long spans of rest, meditation, and peace may ease the Exalt down from their stressed life.</text:p>
              <text:p text:style-name="P58"/>
              <text:p text:style-name="P58">So long as the time breaks are particularly restful, the Exalt may lose 1 Limit per week.</text:p>
            </table:table-cell>
          </table:table-row>
        </table:table>
        <text:h text:style-name="P68"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36">A Limit Trigger is deeply tied to a character’s Intimacy being threatened—often the character will gain Limit at the same time. But the Limit Trigger is a <text:span text:style-name="T4">specified</text:span><text:span text:style-name="T98">, written aspect of the character, planned before time, and deeply tied to the character—even more-so than their normal Intimacies.</text:span></text:p>
        <text:p text:style-name="P37">If a character has a Defining Intimacy, it is almost certainly an aspect of that.</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68"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55">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text:soft-page-break/>offense against their own deeply-held Intimacies would be enough to snap the character out of their actions <text:span text:style-name="T93">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59">Ticking Time Bomb</text:p>
              <text:p text:style-name="P58">There will be occasions when a character enters Limit Break, but turning it into a Limit Break Scene just doesn’t fit—it occurred during a lighthearted scene, or when the Exalt is in the middle of nowhere on their own, or the scene was just wrapping up.</text:p>
              <text:p text:style-name="P58"/>
              <text:p text:style-name="P58">If this occurs, with both the Storyteller and Player in agreement, the Character can postpone the Limit Break to a more appropriate scene—just don’t wait <text:span text:style-name="T3">too </text:span>long.</text:p>
            </table:table-cell>
          </table:table-row>
        </table:table>
        <text:h text:style-name="P63"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a time. If Strife is gained above this limit, it must immediately be spent in the Scene or be lost.</text:p>
        <text:h text:style-name="P69" text:outline-level="3">Using Strife</text:h>
        <text:h text:style-name="P77" text:outline-level="4">Strife Expression</text:h>
        <text:p text:style-name="P23">Each Exalt and their Caste, has a unique <text:span text:style-name="T1">Expression </text:span>that can boost their Dice rolls. </text:p>
        <text:p text:style-name="P23">For example, Solars may double a favored dice, while Sidereals manipulate what the Target Number of a roll will be.</text:p>
        <text:p text:style-name="P23">Each Exalt’s particular Strife Expression is detailed in their respective book.</text:p>
        <text:h text:style-name="P78" text:outline-level="4">Introduce a Fact</text:h>
        <text:p text:style-name="P40">The Player is allowed to introduce a Fact about the setting, detailing something that is (and always has been) true in the world of Creation.</text:p>
        <text:p text:style-name="P40">This Fact must be internally consistent with what has already been shown to be true about the world. As well, the Storyteller has a right to veto this introduced Fact (in which the Strife Point is returned), but is encouraged to try to make the new Fact work.</text:p>
        <text:p text:style-name="P41">The Fact should be related to the Player’s character in some way, drawing from their Favored Abilities, Specialties, backstory, or Merits in some way. Introducing the Fact that there is ancient order of warriors known to be in the general area would make sense for a Player whose character is a swordsman, but not one whose character is a sorcerer, for example.</text:p>
        <text:h text:style-name="P80" text:outline-level="4">Charm-like Effect</text:h>
        <text:p text:style-name="P23">In addition to their Exalt and Caste Strife Expressions, all players may use a strife point to <text:span text:style-name="T87">create a charm-like effect</text:span><text:span text:style-name="T9">, which will turn the scene in their favor. </text:span><text:span text:style-name="T10">Inspiration can be drawn from any existing non-Greater charm, or it can be custom tailored for the situation.</text:span></text:p>
        <text:p text:style-name="P48"><text:span text:style-name="T27">When using a Strife, the action should simply happen without a roll. So long as a character </text:span><text:span text:style-name="T13">should</text:span><text:span text:style-name="T27"> be able to do something, and it is </text:span><text:span text:style-name="T13">cool</text:span><text:span text:style-name="T27"> for them to do so, it </text:span><text:span text:style-name="T13">does.</text:span><text:span text:style-name="T27"> In this way, </text:span><text:span text:style-name="T47">it</text:span><text:span text:style-name="T27"> can be thought of as a more powerful Stunt.</text:span></text:p>
        <text:p text:style-name="P48"><text:span text:style-name="T27">The only exception being if it </text:span><text:span text:style-name="T15">directly</text:span><text:span text:style-name="T27"> targets an Exalt-level antagonist, in which case a contested roll may be used.</text:span></text:p>
        <text:h text:style-name="P72" text:outline-level="3">Strife Limitations</text:h>
        <text:p text:style-name="P6">There are a few guiding restrictions to keep in mind <text:span text:style-name="T87">with Strifes</text:span>, similar to a Stunt:</text:p>
        <text:list xml:id="list103741817321499" text:continue-list="list103741534299762" text:style-name="Exalt_20_Dot">
          <text:list-item>
            <text:p text:style-name="P102">Other character’s actions cannot be dictated: only those under control of the Player’s.</text:p>
          </text:list-item>
          <text:list-item>
            <text:p text:style-name="P102">The Action cannot <text:span text:style-name="T3">directly</text:span> solve the scene; it can only assist and guide it.</text:p>
          </text:list-item>
          <text:list-item>
            <text:p text:style-name="P102">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62">“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62">“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62">“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text:soft-page-break/>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62">“The puzzle glyph<text:span text:style-name="T82">s</text:span> are moving? I’m going to jam them down so it lowers the difficulty.”</text:p>
        <text:h text:style-name="P69"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79" text:outline-level="4"><text:bookmark-start text:name="Complications"/>Complications<text:bookmark-end text:name="Complications"/></text:h>
        <text:p text:style-name="P27">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7">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7">The Storyteller gifts a Strife Point to all Players who are affected by this event—and this single Strife Point guarantees the <text:span text:style-name="T3">outcome</text:span> of the event in the Scene, no matter how many attempts are made.</text:p>
        <text:p text:style-name="P28">Examples:</text:p>
        <text:list xml:id="list103741317810577" text:continue-numbering="true" text:style-name="Exalt_20_Dot">
          <text:list-item>
            <text:p text:style-name="P103">An Antagonist group escapes after their defeat in a fight, slipping the bonds or escaping pursuit.</text:p>
          </text:list-item>
          <text:list-item>
            <text:p text:style-name="P103">The Caves the Party is in start rumbling, warning of an imminent collapse in but two short Rounds.</text:p>
          </text:list-item>
          <text:list-item>
            <text:p text:style-name="P103">A source of information shoots down interrogation techniques, refusing to divulge important details.</text:p>
          </text:list-item>
        </text:list>
        <table:table table:name="Table6" table:style-name="Table6">
          <table:table-column table:style-name="Table6.A"/>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43">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63"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31">Depositing or retrieving equipment from Elsewhere takes an entire Action.</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56">simply somewhere…</text:span><text:span text:style-name="T11">else. </text:span><text:span text:style-name="T31">Certainly it is something that needs to be fixed. Eventually. </text:span><text:span text:style-name="T32">Preferably by someone else.</text:span></text:p>
        <text:p text:style-name="P50"><text:span text:style-name="T11">Elsewhere is not all-powerful. The Exalt must reasonably be able to carry the items in the first place, and it must not be something that has a particularly close and important tie to reality. For example: living creatures </text:span><text:span text:style-name="T34">cannot be kept in Elsewhere, as </text:span><text:span text:style-name="T57">their mind and soul has far too great of self-awareness to be forgotten by reality.</text:span></text:p>
        <text:p text:style-name="P30">As well, while time does not affect items <text:span text:style-name="T4">inside</text:span> of Elsewhere, <text:span text:style-name="T94">the moment it is pulled out reality will quickly reassert itself. Food would rot within seconds, and we iron rust within a blink of an eye.</text:span></text:p>
        <text:p text:style-name="P23">Items stored in Elsewhere of a dead Exalt will eventually reassert <text:soft-page-break/>themselves into reality—often by finding themselves in nearby containers that may not have existed until needed for this precise purpose.</text:p>
        <text:h text:style-name="P63"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2588802964944">
            <table:table-cell table:style-name="Table10.A1" office:value-type="string">
              <text:p text:style-name="P81"/>
            </table:table-cell>
            <table:table-cell table:style-name="Table10.A1" office:value-type="string">
              <text:p text:style-name="P83">Description</text:p>
            </table:table-cell>
          </table:table-row>
          <table:table-row table:style-name="TableLine2588802969568">
            <table:table-cell table:style-name="Table10.A2" office:value-type="string">
              <text:p text:style-name="P84">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2588802970928">
            <table:table-cell table:style-name="Table10.A3" office:value-type="string">
              <text:p text:style-name="P84">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2588802976368">
            <table:table-cell table:style-name="Table10.A2" office:value-type="string">
              <text:p text:style-name="P84">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2588802976096">
            <table:table-cell table:style-name="Table10.A3" office:value-type="string">
              <text:p text:style-name="P84">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2588802972016">
            <table:table-cell table:style-name="Table10.A2" office:value-type="string">
              <text:p text:style-name="P84">Chronicle</text:p>
            </table:table-cell>
            <table:table-cell table:style-name="Table10.A2" office:value-type="string">
              <text:p text:style-name="Table_20_Contents">A complete game, encompassing all the stories relevant to a set of characters.</text:p>
            </table:table-cell>
          </table:table-row>
        </table:table>
        <text:h text:style-name="P63"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3">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6T10:37:40.187000000</dc:date>
    <meta:editing-cycles>182</meta:editing-cycles>
    <dc:title>General System</dc:title>
    <meta:editing-duration>PT11H40M</meta:editing-duration>
    <meta:generator>LibreOffice/7.0.4.2$Windows_X86_64 LibreOffice_project/dcf040e67528d9187c66b2379df5ea4407429775</meta:generator>
    <dc:creator>Samuel Smith</dc:creator>
    <meta:document-statistic meta:table-count="10" meta:image-count="0" meta:object-count="0" meta:page-count="7" meta:paragraph-count="317" meta:word-count="5058" meta:character-count="29402" meta:non-whitespace-character-count="24708"/>
  </office:meta>
</office:document-meta>
</file>